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93in" fo:margin-left="0.05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0.8875in"/>
    </style:style>
    <style:style style:name="Table1.D" style:family="table-column">
      <style:table-column-properties style:column-width="1.5014in"/>
    </style:style>
    <style:style style:name="Table1.E" style:family="table-column">
      <style:table-column-properties style:column-width="2.0833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1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4" style:family="table-cell" style:data-style-name="N100">
      <style:table-cell-properties fo:background-color="#eeeeee" fo:padding="0in" fo:border="0.75pt solid #666666" style:writing-mode="page">
        <style:background-image/>
      </style:table-cell-properties>
    </style:style>
    <style:style style:name="Table1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4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3*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 style:data-style-name="N1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6" style:family="table-cell" style:data-style-name="N100">
      <style:table-cell-properties fo:background-color="#eeeeee" fo:padding="0in" fo:border="0.75pt solid #666666" style:writing-mode="page">
        <style:background-image/>
      </style:table-cell-properties>
    </style:style>
    <style:style style:name="Table2.B6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6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99248" officeooo:paragraph-rsid="00099248"/>
    </style:style>
    <style:style style:name="P2" style:family="paragraph" style:parent-style-name="Standard">
      <style:text-properties officeooo:rsid="00099248" officeooo:paragraph-rsid="00099aae"/>
    </style:style>
    <style:style style:name="P3" style:family="paragraph" style:parent-style-name="Standard">
      <style:text-properties officeooo:rsid="001b29a6" officeooo:paragraph-rsid="001b29a6"/>
    </style:style>
    <style:style style:name="P4" style:family="paragraph" style:parent-style-name="Standard">
      <style:text-properties fo:font-weight="bold" officeooo:rsid="00099248" officeooo:paragraph-rsid="00099aae" style:font-weight-asian="bold" style:font-weight-complex="bold"/>
    </style:style>
    <style:style style:name="P5" style:family="paragraph" style:parent-style-name="Standard">
      <style:text-properties fo:font-weight="bold" officeooo:rsid="00099248" officeooo:paragraph-rsid="00099248" style:font-weight-asian="bold" style:font-weight-complex="bold"/>
    </style:style>
    <style:style style:name="P6" style:family="paragraph" style:parent-style-name="Standard">
      <style:text-properties officeooo:rsid="001c2b86" officeooo:paragraph-rsid="001c2b86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096e" officeooo:paragraph-rsid="001e0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1e096e" officeooo:paragraph-rsid="001e096e"/>
    </style:style>
    <style:style style:name="P9" style:family="paragraph" style:parent-style-name="Standard">
      <style:text-properties officeooo:rsid="001e5ab6" officeooo:paragraph-rsid="001e5ab6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5b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a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cbf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acbb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7519" officeooo:paragraph-rsid="000f7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ad87" officeooo:paragraph-rsid="0010a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d11" officeooo:paragraph-rsid="00134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2b86" officeooo:paragraph-rsid="001c2b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096e" officeooo:paragraph-rsid="001e0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text-properties officeooo:rsid="00184756" officeooo:paragraph-rsid="00184756"/>
    </style:style>
    <style:style style:name="T1" style:family="text">
      <style:text-properties officeooo:rsid="00099aae"/>
    </style:style>
    <style:style style:name="T2" style:family="text">
      <style:text-properties officeooo:rsid="000a83f0"/>
    </style:style>
    <style:style style:name="T3" style:family="text">
      <style:text-properties officeooo:rsid="000b5cbf"/>
    </style:style>
    <style:style style:name="T4" style:family="text">
      <style:text-properties officeooo:rsid="000d4ea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7519"/>
    </style:style>
    <style:style style:name="T8" style:family="text">
      <style:text-properties officeooo:rsid="0010ad87"/>
    </style:style>
    <style:style style:name="T9" style:family="text">
      <style:text-properties officeooo:rsid="00120969"/>
    </style:style>
    <style:style style:name="T10" style:family="text">
      <style:text-properties fo:color="#ce181e"/>
    </style:style>
    <style:style style:name="T11" style:family="text">
      <style:text-properties officeooo:rsid="001596bb"/>
    </style:style>
    <style:style style:name="T12" style:family="text">
      <style:text-properties officeooo:rsid="0019eaf7"/>
    </style:style>
    <style:style style:name="T13" style:family="text">
      <style:text-properties officeooo:rsid="001b29a6"/>
    </style:style>
    <style:style style:name="T14" style:family="text">
      <style:text-properties officeooo:rsid="001c2b86"/>
    </style:style>
    <style:style style:name="T15" style:family="text">
      <style:text-properties officeooo:rsid="001e096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3">S</text:span>atellite imagery<text:span text:style-name="T13"> - collected information</text:span></text:p>
      <text:p text:style-name="P25">Last changed: 2018-0<text:span text:style-name="T12">8</text:span>-<text:span text:style-name="T13">13</text:span></text:p>
      <text:h text:style-name="Heading_20_2" text:outline-level="2">Overview of imagery <text:span text:style-name="T14">offered by</text:span> Planet.com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float" office:value="0">
            <text:p text:style-name="P11">satellite</text:p>
          </table:table-cell>
          <table:table-cell table:style-name="Table1.B1" office:value-type="float" office:value="0">
            <text:p text:style-name="P11">image source</text:p>
          </table:table-cell>
          <table:table-cell table:style-name="Table1.B1" office:value-type="float" office:value="0">
            <text:p text:style-name="P11">1/resolution (m/pixel)</text:p>
          </table:table-cell>
          <table:table-cell table:style-name="Table1.B1" office:value-type="float" office:value="0">
            <text:p text:style-name="P13">product</text:p>
          </table:table-cell>
          <table:table-cell table:style-name="Table1.A1" office:value-type="float" office:value="0">
            <text:p text:style-name="P11">remarks</text:p>
          </table:table-cell>
        </table:table-row>
        <table:table-row table:style-name="Table1.1">
          <table:table-cell table:style-name="Table1.A2" office:value-type="float" office:value="0">
            <text:p text:style-name="P11">Skysat</text:p>
            <text:p text:style-name="P18">(all <text:span text:style-name="T3">WGS84, UTM)</text:span></text:p>
          </table:table-cell>
          <table:table-cell table:style-name="Table1.B2" office:value-type="string">
            <text:p text:style-name="P11">Planet.com</text:p>
            <text:p text:style-name="P22">(<text:span text:style-name="T10">not accessible for 14 day trials!)</text:span></text:p>
          </table:table-cell>
          <table:table-cell table:style-name="Table1.C2" office:value-type="string">
            <text:p text:style-name="P11">0<text:span text:style-name="T11">.8-1</text:span></text:p>
          </table:table-cell>
          <table:table-cell table:style-name="Table1.D2" office:value-type="string">
            <text:p text:style-name="P19">Visual Ortho Scene (RGB)</text:p>
          </table:table-cell>
          <table:table-cell table:style-name="Table1.E2">
            <text:p text:style-name="P11"/>
          </table:table-cell>
        </table:table-row>
        <table:table-row table:style-name="Table1.1">
          <table:table-cell table:style-name="Table1.A3">
            <text:p text:style-name="P11"/>
          </table:table-cell>
          <table:table-cell table:style-name="Table1.B3">
            <text:p text:style-name="P11"/>
          </table:table-cell>
          <table:table-cell table:style-name="Table1.B3">
            <text:p text:style-name="P11"/>
          </table:table-cell>
          <table:table-cell table:style-name="Table1.D3" office:value-type="string">
            <text:p text:style-name="P19">Pansharpened Multispectral Ortho Scene (RGBN)</text:p>
          </table:table-cell>
          <table:table-cell table:style-name="Table1.E3" office:value-type="string">
            <text:p text:style-name="P19">near infrared may be useful</text:p>
          </table:table-cell>
        </table:table-row>
        <table:table-row table:style-name="Table1.1">
          <table:table-cell table:style-name="Table1.A2">
            <text:p text:style-name="P11"/>
          </table:table-cell>
          <table:table-cell table:style-name="Table1.B4">
            <text:p text:style-name="P11"/>
          </table:table-cell>
          <table:table-cell table:style-name="Table1.B4">
            <text:p text:style-name="P12"/>
          </table:table-cell>
          <table:table-cell table:style-name="Table1.D4" office:value-type="string">
            <text:p text:style-name="P19"><text:s/>Analytic DN Ortho Scene</text:p>
          </table:table-cell>
          <table:table-cell table:style-name="Table1.E4" office:value-type="string">
            <text:p text:style-name="P20">orthorectified, but uncalibrated digital number imagery product.</text:p>
          </table:table-cell>
        </table:table-row>
        <table:table-row table:style-name="Table1.1">
          <table:table-cell table:style-name="Table1.A3">
            <text:p text:style-name="P11"/>
          </table:table-cell>
          <table:table-cell table:style-name="Table1.B3">
            <text:p text:style-name="P11"/>
          </table:table-cell>
          <table:table-cell table:style-name="Table1.B3">
            <text:p text:style-name="P12"/>
          </table:table-cell>
          <table:table-cell table:style-name="Table1.D5" office:value-type="string">
            <text:p text:style-name="P19">Panchromatic DN Ortho Scene</text:p>
          </table:table-cell>
          <table:table-cell table:style-name="Table1.E5" office:value-type="string">
            <text:p text:style-name="P20">orthorectified, but uncalibrated digital number imagery product; <text:s/>... has a finer GSD than the Analytic Product</text:p>
          </table:table-cell>
        </table:table-row>
        <table:table-row table:style-name="Table1.1">
          <table:table-cell table:style-name="Table1.A2">
            <text:p text:style-name="P11"/>
          </table:table-cell>
          <table:table-cell table:style-name="Table1.B4">
            <text:p text:style-name="P11"/>
          </table:table-cell>
          <table:table-cell table:style-name="Table1.B4">
            <text:p text:style-name="P12"/>
          </table:table-cell>
          <table:table-cell table:style-name="Table1.D6" office:value-type="string">
            <text:p text:style-name="P19">Analytic Ortho Scene<text:span text:style-name="T7"> (RGBN)</text:span></text:p>
          </table:table-cell>
          <table:table-cell table:style-name="Table1.E6" office:value-type="string">
            <text:p text:style-name="P20"><text:span text:style-name="T6">calibrated</text:span> multispectral imagery products that have been <text:span text:style-name="T6">processed to allow analysts to</text:span></text:p>
            <text:p text:style-name="P20"><text:span text:style-name="T6">derive information products for data science and analytics</text:span>.</text:p>
          </table:table-cell>
        </table:table-row>
        <table:table-row table:style-name="Table1.1">
          <table:table-cell table:style-name="Table1.A3">
            <text:p text:style-name="P11"/>
          </table:table-cell>
          <table:table-cell table:style-name="Table1.B3">
            <text:p text:style-name="P11"/>
          </table:table-cell>
          <table:table-cell table:style-name="Table1.B3">
            <text:p text:style-name="P12"/>
          </table:table-cell>
          <table:table-cell table:style-name="Table1.D7" office:value-type="string">
            <text:p text:style-name="P20">Ortho Collect</text:p>
          </table:table-cell>
          <table:table-cell table:style-name="Table1.E7" office:value-type="string">
            <text:p text:style-name="P20">Ortho scenes stitched together; may contain stitching artifacts</text:p>
          </table:table-cell>
        </table:table-row>
        <table:table-row table:style-name="Table1.1">
          <table:table-cell table:style-name="Table1.A2" office:value-type="float" office:value="0">
            <text:p text:style-name="P11">Planetscope</text:p>
            <text:p text:style-name="P17">(all <text:span text:style-name="T3">WGS84, UTM) </text:span></text:p>
          </table:table-cell>
          <table:table-cell table:style-name="Table1.B8" office:value-type="string">
            <text:p text:style-name="P11">Planet.com</text:p>
          </table:table-cell>
          <table:table-cell table:style-name="Table1.C8" office:value-type="string">
            <text:p text:style-name="P12">3<text:span text:style-name="T3"> (</text:span>lik<text:span text:style-name="T2">e</text:span>ly too coarse<text:span text:style-name="T3">)</text:span></text:p>
          </table:table-cell>
          <table:table-cell table:style-name="Table1.D8" office:value-type="string">
            <text:p text:style-name="P14"><text:span text:style-name="T3">Visual </text:span>Ortho Scene<text:span text:style-name="T4"> (Level 3B)</text:span></text:p>
          </table:table-cell>
          <table:table-cell table:style-name="Table1.E8" office:value-type="string">
            <text:p text:style-name="P16">several corrections to image<text:span text:style-name="T4"> </text:span>(sun angle, etc)<text:span text:style-name="T4"> to make it visually appealing</text:span></text:p>
          </table:table-cell>
        </table:table-row>
        <table:table-row table:style-name="Table1.1">
          <table:table-cell table:style-name="Table1.A3">
            <text:p text:style-name="P11"/>
          </table:table-cell>
          <table:table-cell table:style-name="Table1.B3">
            <text:p text:style-name="P10"/>
          </table:table-cell>
          <table:table-cell table:style-name="Table1.B3">
            <text:p text:style-name="P10"/>
          </table:table-cell>
          <table:table-cell table:style-name="Table1.D9" office:value-type="string">
            <text:p text:style-name="P14"><text:span text:style-name="T4">Analytic</text:span> Ortho Scene<text:span text:style-name="T8">, RGB and RGBN </text:span><text:s/><text:span text:style-name="T4">(Level 3B)</text:span></text:p>
          </table:table-cell>
          <table:table-cell table:style-name="Table1.E9" office:value-type="string">
            <text:p text:style-name="P17">several corrections intended for analysis; <text:span text:style-name="T5">that's the one to use</text:span></text:p>
          </table:table-cell>
        </table:table-row>
        <table:table-row table:style-name="Table1.1">
          <table:table-cell table:style-name="Table1.A2">
            <text:p text:style-name="P10"/>
          </table:table-cell>
          <table:table-cell table:style-name="Table1.B4">
            <text:p text:style-name="P10"/>
          </table:table-cell>
          <table:table-cell table:style-name="Table1.B4">
            <text:p text:style-name="P10"/>
          </table:table-cell>
          <table:table-cell table:style-name="Table1.D10" office:value-type="string">
            <text:p text:style-name="P14"><text:span text:style-name="T4">Visual </text:span>Ortho Tile <text:span text:style-name="T4">(Level 3A)</text:span></text:p>
          </table:table-cell>
          <table:table-cell table:style-name="Table1.E10" office:value-type="string">
            <text:p text:style-name="P17">visual Ortho Scenes stitched together</text:p>
          </table:table-cell>
        </table:table-row>
        <table:table-row table:style-name="Table1.1">
          <table:table-cell table:style-name="Table1.A3">
            <text:p text:style-name="P10"/>
          </table:table-cell>
          <table:table-cell table:style-name="Table1.B3">
            <text:p text:style-name="P10"/>
          </table:table-cell>
          <table:table-cell table:style-name="Table1.B3">
            <text:p text:style-name="P10"/>
          </table:table-cell>
          <table:table-cell table:style-name="Table1.D11" office:value-type="string">
            <text:p text:style-name="P15"><text:span text:style-name="T4">Analytic </text:span>Ortho Tile<text:span text:style-name="T8">, RGBN (Level 3A)</text:span></text:p>
          </table:table-cell>
          <table:table-cell table:style-name="Table1.E11" office:value-type="string">
            <text:p text:style-name="P17">analytic Ortho Scenes stitched together)</text:p>
          </table:table-cell>
        </table:table-row>
        <table:table-row table:style-name="Table1.1">
          <table:table-cell table:style-name="Table1.A2" office:value-type="float" office:value="0">
            <text:p text:style-name="P11">Rapideye</text:p>
          </table:table-cell>
          <table:table-cell table:style-name="Table1.B12" office:value-type="string">
            <text:p text:style-name="P11">Planet.com</text:p>
          </table:table-cell>
          <table:table-cell table:style-name="Table1.C12" office:value-type="string">
            <text:p text:style-name="P12">5<text:span text:style-name="T3"> (</text:span>very likely too coarse<text:span text:style-name="T3">)</text:span></text:p>
          </table:table-cell>
          <table:table-cell table:style-name="Table1.D12" office:value-type="string">
            <text:p text:style-name="P19">- not further investigated- </text:p>
          </table:table-cell>
          <table:table-cell table:style-name="Table1.E2">
            <text:p text:style-name="P11"/>
          </table:table-cell>
        </table:table-row>
        <table:table-row table:style-name="Table1.1">
          <table:table-cell table:style-name="Table1.A3" office:value-type="float" office:value="0">
            <text:p text:style-name="P12">Landsat 8</text:p>
          </table:table-cell>
          <table:table-cell table:style-name="Table1.B3">
            <text:p text:style-name="P10"/>
          </table:table-cell>
          <table:table-cell table:style-name="Table1.C13" office:value-type="string">
            <text:p text:style-name="P21">15-30 (uselesss)</text:p>
          </table:table-cell>
          <table:table-cell table:style-name="Table1.B3">
            <text:p text:style-name="P10"/>
          </table:table-cell>
          <table:table-cell table:style-name="Table1.E13">
            <text:p text:style-name="P10"/>
          </table:table-cell>
        </table:table-row>
        <table:table-row table:style-name="Table1.1">
          <table:table-cell table:style-name="Table1.A14">
            <text:p text:style-name="P10"/>
          </table:table-cell>
          <table:table-cell table:style-name="Table1.B14">
            <text:p text:style-name="P10"/>
          </table:table-cell>
          <table:table-cell table:style-name="Table1.B14">
            <text:p text:style-name="P10"/>
          </table:table-cell>
          <table:table-cell table:style-name="Table1.B14">
            <text:p text:style-name="P10"/>
          </table:table-cell>
          <table:table-cell table:style-name="Table1.E14">
            <text:p text:style-name="P10"/>
          </table:table-cell>
        </table:table-row>
      </table:table>
      <text:p text:style-name="Standard"/>
      <text:h text:style-name="Heading_20_2" text:outline-level="2"><text:soft-page-break/>Overview of satellite imagery we have obtained so far (<text:span text:style-name="T15">as of</text:span> Aug 13)</text:h>
      <table:table table:name="Table2" table:style-name="Table2" table:template-name="Simple Grid Rows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office:value-type="float" office:value="0">
            <text:p text:style-name="P23">area</text:p>
          </table:table-cell>
          <table:table-cell table:style-name="Table2.B1" office:value-type="float" office:value="0">
            <text:p text:style-name="P23">naming scheme</text:p>
          </table:table-cell>
          <table:table-cell table:style-name="Table2.B1" office:value-type="float" office:value="0">
            <text:p text:style-name="P23">bands (note order!<text:span text:style-name="T15"> N=near-infrared</text:span>)</text:p>
          </table:table-cell>
          <table:table-cell table:style-name="Table2.B1" office:value-type="float" office:value="0">
            <text:p text:style-name="P23">bits</text:p>
          </table:table-cell>
          <table:table-cell table:style-name="Table2.A1" office:value-type="float" office:value="0">
            <text:p text:style-name="P23">comment</text:p>
          </table:table-cell>
        </table:table-row>
        <table:table-row table:style-name="Table2.1">
          <table:table-cell table:style-name="Table2.A2" office:value-type="float" office:value="0">
            <text:p text:style-name="P23">Borneo 3093</text:p>
          </table:table-cell>
          <table:table-cell table:style-name="Table2.B2" office:value-type="string">
            <text:p text:style-name="P10"><text:span text:style-name="T14">*</text:span>_Visual</text:p>
          </table:table-cell>
          <table:table-cell table:style-name="Table2.C2" office:value-type="string">
            <text:p text:style-name="P23">RGB<text:span text:style-name="T15"> + alpha channel</text:span></text:p>
          </table:table-cell>
          <table:table-cell table:style-name="Table2.D2" office:value-type="float" office:value="8">
            <text:p text:style-name="P23">8</text:p>
          </table:table-cell>
          <table:table-cell table:style-name="Table2.E2" office:value-type="string">
            <text:p text:style-name="P23">OK for visual inspection &amp; road labeling</text:p>
          </table:table-cell>
        </table:table-row>
        <table:table-row table:style-name="Table2.1">
          <table:table-cell table:style-name="Table2.A3">
            <text:p text:style-name="P10"/>
          </table:table-cell>
          <table:table-cell table:style-name="Table2.B3" office:value-type="string">
            <text:p text:style-name="P23">*_<text:span text:style-name="T15">Analytic</text:span></text:p>
          </table:table-cell>
          <table:table-cell table:style-name="Table2.C3" office:value-type="string">
            <text:p text:style-name="P24">RGB</text:p>
          </table:table-cell>
          <table:table-cell table:style-name="Table2.D3" office:value-type="float" office:value="16">
            <text:p text:style-name="P24">16</text:p>
          </table:table-cell>
          <table:table-cell table:style-name="Table2.E3" office:value-type="string">
            <text:p text:style-name="P24">not really useful</text:p>
          </table:table-cell>
        </table:table-row>
        <table:table-row table:style-name="Table2.1">
          <table:table-cell table:style-name="Table2.A2">
            <text:p text:style-name="P10"/>
          </table:table-cell>
          <table:table-cell table:style-name="Table2.B4" office:value-type="string">
            <text:p text:style-name="P24">*_AnalyticMS</text:p>
            <text:p text:style-name="P24">*_AnalyticMS_SR</text:p>
          </table:table-cell>
          <table:table-cell table:style-name="Table2.C4" office:value-type="string">
            <text:p text:style-name="P24">BGRN</text:p>
          </table:table-cell>
          <table:table-cell table:style-name="Table2.D2" office:value-type="float" office:value="16">
            <text:p text:style-name="P24">16</text:p>
          </table:table-cell>
          <table:table-cell table:style-name="Table2.E4" office:value-type="string">
            <text:p text:style-name="P24">these we want to use for analysis</text:p>
          </table:table-cell>
        </table:table-row>
        <table:table-row table:style-name="Table2.1">
          <table:table-cell table:style-name="Table2.A3" office:value-type="float" office:value="0">
            <text:p text:style-name="P24">Borneo 3347</text:p>
          </table:table-cell>
          <table:table-cell table:style-name="Table2.B5" office:value-type="string">
            <text:p text:style-name="P7">_AnalyticMS</text:p>
            <text:p text:style-name="P24">*_AnalyticMS_SR</text:p>
          </table:table-cell>
          <table:table-cell table:style-name="Table2.C5" office:value-type="string">
            <text:p text:style-name="P24">BGRN</text:p>
          </table:table-cell>
          <table:table-cell table:style-name="Table2.D5" office:value-type="string">
            <text:p text:style-name="P24">16</text:p>
          </table:table-cell>
          <table:table-cell table:style-name="Table2.E5" office:value-type="string">
            <text:p text:style-name="P24">these we want to use for analysis</text:p>
          </table:table-cell>
        </table:table-row>
        <table:table-row table:style-name="Table2.1">
          <table:table-cell table:style-name="Table2.A6">
            <text:p text:style-name="P10"/>
          </table:table-cell>
          <table:table-cell table:style-name="Table2.B6">
            <text:p text:style-name="P10"/>
          </table:table-cell>
          <table:table-cell table:style-name="Table2.B6">
            <text:p text:style-name="P10"/>
          </table:table-cell>
          <table:table-cell table:style-name="Table2.B6">
            <text:p text:style-name="P10"/>
          </table:table-cell>
          <table:table-cell table:style-name="Table2.E6">
            <text:p text:style-name="P10"/>
          </table:table-cell>
        </table:table-row>
      </table:table>
      <text:p text:style-name="P6"/>
      <text:p text:style-name="P8">Quick summary: when downloading imagery in the future, make sure that in the notebook the 'Item Type' variable is set to 'PSScene4Band', otherwise the analytic images will be 3-band. </text:p>
      <text:p text:style-name="P9">For more information, read the Planet manual, especially p. 74.</text:p>
      <text:p text:style-name="Standard"/>
      <text:h text:style-name="Heading_20_2" text:outline-level="2">Excerpts of Planet.com's manual:</text:h>
      <text:p text:style-name="P2"/>
      <text:p text:style-name="P4">Orthorectification</text:p>
      <text:p text:style-name="P2"><text:span text:style-name="T1">T</text:span>he process of removing and correcting image distortions introduced by satellite collection geometry, pointing error, and terrain variability</text:p>
      <text:p text:style-name="P1"/>
      <text:p text:style-name="P5">Ortho Tile</text:p>
      <text:p text:style-name="P1">Ortho Tiles are Planet’s core product lines of high-resolution satellite images. Ortho tiles are available in two<text:span text:style-name="T1"> </text:span>different product formats: Visual and Analytic, each offered in GeoTIFF format.</text:p>
      <text:p text:style-name="P1"/>
      <text:p text:style-name="P1">Planet offers three product lines for PlanetScope imagery: a Basic Scene product, an Ortho Scene product, and<text:span text:style-name="T2"> </text:span>an Ortho Tile product. The Basic Scene product is a scaled Top of Atmosphere Radiance (at sensor) and<text:span text:style-name="T2"> </text:span>sensor-corrected product. The Basic Scene product is designed for users with advanced image processing and<text:span text:style-name="T2"> </text:span>geometric correction capabilities. The product is not orthorectified or corrected for terrain distortions. Ortho<text:span text:style-name="T2"> </text:span>Scenes represent the single-frame image captures as acquired by a PlanetScope satellite with additional post<text:span text:style-name="T2"> </text:span>processing applied. Ortho Tiles are multiple orthorectified scenes in a single strip that have been merged and<text:span text:style-name="T2"> </text:span>then divided according to a defined grid.</text:p>
      <text:p text:style-name="P1"/>
      <text:p text:style-name="P1">SkySat imagery is captured similar to PlanetScope in a continuous strip of single frame images known as<text:span text:style-name="T2"> </text:span>“scenes”, which are all acquired in the blue, green, red, nir-infrared, and panchromatic bands. SkySat data is<text:span text:style-name="T2"> </text:span>available in four product lines: the Basic Scene, Ortho Scene, Basemap, and SkySat Collect products.</text:p>
      <text:p text:style-name="P1"/>
      <text:p text:style-name="P1">The name of each downloaded image product is composed of the following elements:</text:p>
      <text:p text:style-name="P1">&lt;acquisition date&gt;_&lt;acquisition time&gt;_&lt;satellite_id&gt;_&lt;productLevel&gt;&lt;bandProduct&gt;.&lt;extension&gt;</text:p>
      <text:p text:style-name="P1"/>
      <text:p text:style-name="P1">The Ortho Scene product GeoTIFFs are resampled at 3 m, and projected in the UTM projection using the<text:span text:style-name="T9"> </text:span>WGS84 datum. An alpha mask is provided as a binary color channel. The alpha mask can be used to remove or<text:span text:style-name="T9"> </text:span>hide low-image-quality pixels near the periphery of a given scene.</text:p>
      <text:p text:style-name="P1"/>
      <text:h text:style-name="Heading_20_2" text:outline-level="2"><text:soft-page-break/>Further insights from different sources</text:h>
      <text:p text:style-name="Standard">Borne<text:span text:style-name="T13">o is one of the cloudiest places on earth: https://medium.com/planet-stories/one-of-the-worlds-largest-reservoirs-lies-hidden-in-the-mountainous-center-of-borneo-1300215f26bf</text:span></text:p>
      <text:p text:style-name="Standard"/>
      <text:p text:style-name="P3">Would cloud-free basemaps be better suited to our purpose? https://medium.com/planet-stories/when-the-clouds-part-with-daily-satellite-imagery-a201b5f418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55:23.267196638</meta:creation-date>
    <dc:date>2018-08-13T16:53:18.199208109</dc:date>
    <meta:editing-duration>PT16H45M50S</meta:editing-duration>
    <meta:editing-cycles>11</meta:editing-cycles>
    <meta:generator>LibreOffice/6.0.3.2$Linux_X86_64 LibreOffice_project/00m0$Build-2</meta:generator>
    <meta:document-statistic meta:table-count="2" meta:image-count="0" meta:object-count="0" meta:page-count="3" meta:paragraph-count="84" meta:word-count="593" meta:character-count="4167" meta:non-whitespace-character-count="3652"/>
  </office:meta>
</office:document-meta>
</file>